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URI NEIL SARMIENTO MALDONA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1042433101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ARMIENTO MALDONADO, YURI NEI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4331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9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9:02:4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